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4pt" style:font-size-asian="14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1</text:p>
      <text:p text:style-name="P1"><text:tab/>Values x receive from Property</text:p>
      <text:p text:style-name="P1"/>
      <text:p text:style-name="P1">1.2</text:p>
      <text:p text:style-name="P1"><text:tab/>const product = {</text:p>
      <text:p text:style-name="P1">    name: "Xiaomi rice cooker",</text:p>
      <text:p text:style-name="P1">    price: 1700,</text:p>
      <text:p text:style-name="P1">    brand: "Xiaomi",</text:p>
      <text:p text:style-name="P1">    color: "white"</text:p>
      <text:p text:style-name="P1">    };</text:p>
      <text:p text:style-name="P1">let productKey = Object.keys(product)</text:p>
      <text:p text:style-name="P1">let productValue = Object.values(product)</text:p>
      <text:p text:style-name="P1">for(let i=0;i&lt;productKey.length;i++){</text:p>
      <text:p text:style-name="P1">    console.log(`${productKey[i]}: ${productValue[i]}`)</text:p>
      <text:p text:style-name="P1">}</text:p>
      <text:p text:style-name="P1"><text:tab/></text:p>
      <text:p text:style-name="P1"/>
      <text:p text:style-name="P1">3.1</text:p>
      <text:p text:style-name="P1"/>
      <text:p text:style-name="P1">the data type of the outermost layer is Object</text:p>
      <text:p text:style-name="P1"/>
      <text:p text:style-name="P1">3.2</text:p>
      <text:p text:style-name="P1">it's Array</text:p>
      <text:p text:style-name="P1"/>
      <text:p text:style-name="P1">3.3</text:p>
      <text:p text:style-name="P1">Chúng ta nhìn vào biến có từ job ở trước và biến số cần tìm để tìm được cái mình muốn thông tin về công việc, vd như jobTitle: tiêu đề công việc, jobSalary: mức lương của công việc,.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56M19S</meta:editing-duration>
    <meta:editing-cycles>9</meta:editing-cycles>
    <meta:generator>OpenOffice/4.1.5$Win32 OpenOffice.org_project/415m1$Build-9789</meta:generator>
    <dc:date>2019-11-01T00:05:50.82</dc:date>
    <dc:creator>Lê Hiếu</dc:creator>
    <meta:document-statistic meta:table-count="0" meta:image-count="0" meta:object-count="0" meta:page-count="1" meta:paragraph-count="21" meta:word-count="88" meta:character-count="567"/>
    <meta:user-defined meta:name="Info 1"/>
    <meta:user-defined meta:name="Info 2"/>
    <meta:user-defined meta:name="Info 3"/>
    <meta:user-defined meta:name="Info 4"/>
  </office:meta>
</office:document-meta>
</file>